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6.8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TIC</text:p>
          </table:table-cell>
          <table:table-cell table:style-name="ce1" office:value-type="string">
            <text:p>EB In Catalogs</text:p>
          </table:table-cell>
          <table:table-cell table:style-name="ce1" office:value-type="string">
            <text:p>Disposition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Example</text:p>
          </table:table-cell>
        </table:table-row>
        <table:table-row table:style-name="ro1">
          <table:table-cell office:value-type="float" office:value="382517745">
            <text:p>382517745</text:p>
          </table:table-cell>
          <table:table-cell office:value-type="string">
            <text:p>-</text:p>
          </table:table-cell>
          <table:table-cell office:value-type="string">
            <text:p>Candidate</text:p>
          </table:table-cell>
          <table:table-cell office:value-type="string">
            <text:p>EA</text:p>
          </table:table-cell>
          <table:table-cell office:value-type="string">
            <text:p>https://www.zooniverse.org/projects/nora-dot-eisner/planet-hunters-tess/talk/subjects/32582718</text:p>
          </table:table-cell>
        </table:table-row>
        <table:table-row table:style-name="ro2">
          <table:table-cell office:value-type="float" office:value="340633943">
            <text:p>340633943</text:p>
          </table:table-cell>
          <table:table-cell office:value-type="string">
            <text:p>-</text:p>
          </table:table-cell>
          <table:table-cell office:value-type="string">
            <text:p>Unsure</text:p>
          </table:table-cell>
          <table:table-cell office:value-type="string">
            <text:p>It might be EB, or ELL.</text:p>
            <text:p>If it's an EB, unclear on how to measure eclipse depth due to its variability</text:p>
          </table:table-cell>
          <table:table-cell office:value-type="string">
            <text:p>https://www.zooniverse.org/projects/nora-dot-eisner/planet-hunters-tess/talk/subjects/32017645</text:p>
          </table:table-cell>
        </table:table-row>
        <table:table-row table:style-name="ro1">
          <table:table-cell office:value-type="float" office:value="117739806">
            <text:p>117739806</text:p>
          </table:table-cell>
          <table:table-cell office:value-type="string">
            <text:p>-</text:p>
          </table:table-cell>
          <table:table-cell office:value-type="string">
            <text:p>Candidate</text:p>
          </table:table-cell>
          <table:table-cell office:value-type="string">
            <text:p>EA</text:p>
          </table:table-cell>
          <table:table-cell office:value-type="string">
            <text:p>https://www.zooniverse.org/projects/nora-dot-eisner/planet-hunters-tess/talk/subjects/32073932</text:p>
          </table:table-cell>
        </table:table-row>
        <table:table-row table:style-name="ro2">
          <table:table-cell office:value-type="float" office:value="29658499">
            <text:p>29658499</text:p>
          </table:table-cell>
          <table:table-cell office:value-type="string">
            <text:p>-</text:p>
          </table:table-cell>
          <table:table-cell office:value-type="string">
            <text:p>Unsure</text:p>
          </table:table-cell>
          <table:table-cell office:value-type="string">
            <text:p>Looks like EA, but only a single eclipse (~6% depth) is observed across ~80+ days of observation.</text:p>
            <text:p>Could still be a real EA with long-ish period.</text:p>
          </table:table-cell>
          <table:table-cell office:value-type="string">
            <text:p>https://www.zooniverse.org/projects/nora-dot-eisner/planet-hunters-tess/talk/subjects/33285171</text:p>
          </table:table-cell>
        </table:table-row>
        <table:table-row table:style-name="ro1">
          <table:table-cell office:value-type="float" office:value="139570309">
            <text:p>139570309</text:p>
          </table:table-cell>
          <table:table-cell office:value-type="string">
            <text:p>-</text:p>
          </table:table-cell>
          <table:table-cell office:value-type="string">
            <text:p>WIP</text:p>
          </table:table-cell>
          <table:table-cell office:value-type="string">
            <text:p>EA + possibly additional stars. 1 - 2 additional dips in sector 7 observation.</text:p>
          </table:table-cell>
          <table:table-cell office:value-type="string">
            <text:p>https://www.zooniverse.org/projects/nora-dot-eisner/planet-hunters-tess/talk/2112/1897614?comment=4412358&amp;page=1</text:p>
          </table:table-cell>
        </table:table-row>
        <table:table-row table:style-name="ro1">
          <table:table-cell office:value-type="float" office:value="143669444">
            <text:p>143669444</text:p>
          </table:table-cell>
          <table:table-cell office:value-type="string">
            <text:p>F</text:p>
          </table:table-cell>
          <table:table-cell office:value-type="string">
            <text:p>FP</text:p>
          </table:table-cell>
          <table:table-cell office:value-type="string">
            <text:p>in VSX as ELL/ACV . Gaia DR3 Variable classifies as SPB.</text:p>
          </table:table-cell>
          <table:table-cell office:value-type="string">
            <text:p>https://www.zooniverse.org/projects/nora-dot-eisner/planet-hunters-tess/talk/subjects/32026607</text:p>
          </table:table-cell>
        </table:table-row>
        <table:table-row table:style-name="ro1">
          <table:table-cell office:value-type="float" office:value="198537349">
            <text:p>198537349</text:p>
          </table:table-cell>
          <table:table-cell office:value-type="string">
            <text:p>F</text:p>
          </table:table-cell>
          <table:table-cell office:value-type="string">
            <text:p>Candidate?</text:p>
          </table:table-cell>
          <table:table-cell office:value-type="string">
            <text:p>EA ; in ASAS-SN as ROT:, in Gaia DR3 Variable as ACV-like. so maybe it is ROT+EA?</text:p>
          </table:table-cell>
          <table:table-cell office:value-type="string">
            <text:p>https://www.zooniverse.org/projects/nora-dot-eisner/planet-hunters-tess/talk/subjects/44563986</text:p>
          </table:table-cell>
        </table:table-row>
        <table:table-row table:style-name="ro1">
          <table:table-cell office:value-type="float" office:value="281581467">
            <text:p>281581467</text:p>
          </table:table-cell>
          <table:table-cell office:value-type="string">
            <text:p>F</text:p>
          </table:table-cell>
          <table:table-cell office:value-type="string">
            <text:p>Candidate</text:p>
          </table:table-cell>
          <table:table-cell office:value-type="string">
            <text:p>RS+EA , in VSX/ASAS-SN as ROT:, in Gaia DR3 Variable as RS</text:p>
          </table:table-cell>
          <table:table-cell office:value-type="string">
            <text:p>https://www.zooniverse.org/projects/nora-dot-eisner/planet-hunters-tess/talk/subjects/6085307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1">11/21/2022</text:date>, <text:time>14:3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Lee</meta:initial-creator>
    <meta:creation-date>2022-11-21T14:24:14.68</meta:creation-date>
    <dc:date>2022-11-21T14:30:33.70</dc:date>
    <dc:creator>Sam Lee</dc:creator>
    <meta:editing-duration>PT6M20S</meta:editing-duration>
    <meta:editing-cycles>1</meta:editing-cycles>
    <meta:document-statistic meta:table-count="3" meta:cell-count="45" meta:object-count="0"/>
    <meta:generator>OpenOffice/4.1.12$Win32 OpenOffice.org_project/4112m1$Build-9809</meta:generator>
  </office:meta>
</office:document-meta>
</file>